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in" fo:margin-left="0.0049in" fo:margin-top="0in" fo:margin-bottom="0in" table:align="left" style:writing-mode="lr-tb"/>
    </style:style>
    <style:style style:name="Table1.A" style:family="table-column">
      <style:table-column-properties style:column-width="1.625in"/>
    </style:style>
    <style:style style:name="Table1.1" style:family="table-row">
      <style:table-row-properties style:min-row-height="0.2813in" fo:keep-together="auto"/>
    </style:style>
    <style:style style:name="Table1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1.2" style:family="table-row">
      <style:table-row-properties style:min-row-height="0.4167in" fo:keep-together="auto"/>
    </style:style>
    <style:style style:name="P1" style:family="paragraph" style:parent-style-name="Standard">
      <style:text-properties officeooo:paragraph-rsid="001b0d0a"/>
    </style:style>
    <style:style style:name="P2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paragraph-rsid="001b0d0a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b2cc1" officeooo:paragraph-rsid="001b2cc1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4" style:family="paragraph" style:parent-style-name="Heading_20_2" style:master-page-name="Standard">
      <style:paragraph-properties style:page-number="1"/>
      <style:text-properties officeooo:rsid="001b2cc1" officeooo:paragraph-rsid="001b2cc1"/>
    </style:style>
    <style:style style:name="P5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d2cc3" officeooo:paragraph-rsid="001d2cc3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6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f0f61" officeooo:paragraph-rsid="001f0f61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7" style:family="paragraph" style:parent-style-name="Standard" style:list-style-name="L1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f0f61" officeooo:paragraph-rsid="001f0f61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8" style:family="paragraph" style:parent-style-name="Standard" style:list-style-name="L2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f0f61" officeooo:paragraph-rsid="001f0f61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04490" officeooo:paragraph-rsid="00204490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0" style:family="paragraph" style:parent-style-name="Standard" style:list-style-name="L3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04490" officeooo:paragraph-rsid="00204490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2f01b" officeooo:paragraph-rsid="0022f01b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1" style:family="text">
      <style:text-properties officeooo:rsid="001d2cc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Use case: Authe<text:span text:style-name="T1">n</text:span>tication</text:h>
      <text:p text:style-name="P1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2">ID and name</text:p>
          </table:table-cell>
          <table:table-cell table:style-name="Table1.A1" table:number-columns-spanned="3" office:value-type="string">
            <text:p text:style-name="P3">UC_1: Authentication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">Primary actor</text:p>
          </table:table-cell>
          <table:table-cell table:style-name="Table1.A1" office:value-type="string">
            <text:p text:style-name="P3">Utilizator</text:p>
          </table:table-cell>
          <table:table-cell table:style-name="Table1.A1" office:value-type="string">
            <text:p text:style-name="P2">Secondary actor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Description</text:p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Trigger</text:p>
          </table:table-cell>
          <table:table-cell table:style-name="Table1.A1" table:number-columns-spanned="3" office:value-type="string">
            <text:p text:style-name="P5">Aplicatia e rulata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Preconditions</text:p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Postconditions</text:p>
          </table:table-cell>
          <table:table-cell table:style-name="Table1.A1" table:number-columns-spanned="3" office:value-type="string">
            <text:p text:style-name="P11">Utilizatorul este logat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Normal flow</text:p>
          </table:table-cell>
          <table:table-cell table:style-name="Table1.A1" table:number-columns-spanned="3" office:value-type="string">
            <text:p text:style-name="P6">1.0 Log in ca Sef</text:p>
            <text:list xml:id="list3431773690" text:style-name="L1">
              <text:list-item>
                <text:p text:style-name="P7">Utilizatorul introduce username</text:p>
              </text:list-item>
              <text:list-item>
                <text:p text:style-name="P7">Utilizatorul introduce parola</text:p>
              </text:list-item>
              <text:list-item>
                <text:p text:style-name="P7">Utilizatorul face log in</text:p>
              </text:list-item>
              <text:list-item>
                <text:p text:style-name="P7">Se inchide fereastra de log in si de deschide fereastra de Sef</text:p>
              </text:list-item>
            </text:list>
            <text:p text:style-name="P6">1.1 Log in ca Angajat</text:p>
            <text:list xml:id="list3064439168" text:style-name="L2">
              <text:list-item>
                <text:p text:style-name="P8">Utilizatorul introduce username</text:p>
              </text:list-item>
              <text:list-item>
                <text:p text:style-name="P8">Utilizatorul introduce parola</text:p>
              </text:list-item>
              <text:list-item>
                <text:p text:style-name="P8">Utilizatorul face log in</text:p>
              </text:list-item>
              <text:list-item>
                <text:p text:style-name="P8">Se inchide fereastra de log in si de deschide fereastra de Angajat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Alternative flows</text:p>
          </table:table-cell>
          <table:table-cell table:style-name="Table1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Exceptions</text:p>
          </table:table-cell>
          <table:table-cell table:style-name="Table1.A1" table:number-columns-spanned="3" office:value-type="string">
            <text:p text:style-name="P9">1.0 Credentialele sunt gresite</text:p>
            <text:list xml:id="list423300709" text:style-name="L3">
              <text:list-item>
                <text:p text:style-name="P10">Utilizatorul este informat ca a introdus credentiale incorecte</text:p>
              </text:list-item>
              <text:list-item>
                <text:p text:style-name="P10">Se reinitializeaza cazul de utlizare</text:p>
              </text:list-item>
            </text:list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5:13:21.088042575</meta:creation-date>
    <dc:date>2023-03-28T11:31:20.939070357</dc:date>
    <meta:editing-duration>PT10M49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28" meta:word-count="109" meta:character-count="700" meta:non-whitespace-character-count="629"/>
  </office:meta>
</office:document-meta>
</file>